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ff0000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xample of a structure that we like: </text:span><text:a xlink:type="simple" xlink:href="https://www.promodo.com/" text:style-name="Internet_20_link" text:visited-style-name="Visited_20_Internet_20_Link"><text:span text:style-name="T2">https://www.promodo.com/</text:span></text:a></text:p>
      <text:p text:style-name="P1"><text:span text:style-name="T1">Example of a services structure that we like: </text:span><text:a xlink:type="simple" xlink:href="https://www.someconnect.com/services/" text:style-name="Internet_20_link" text:visited-style-name="Visited_20_Internet_20_Link"><text:span text:style-name="T2">https://www.someconnect.com/services/</text:span></text:a></text:p>
      <text:p text:style-name="P1"><text:span text:style-name="T1"><text:line-break/>Home page structure:<text:line-break/><text:line-break/></text:span><text:span text:style-name="T5">Top Bar</text:span><text:span text:style-name="T6"> - Fixated </text:span><text:span text:style-name="T8">(sticky)</text:span><text:span text:style-name="T6"> while you scroll down <text:line-break/></text:span><text:a xlink:type="simple" xlink:href="https://gyazo.com/adbf346a78de3966ccb688af473dae45" text:style-name="Internet_20_link" text:visited-style-name="Visited_20_Internet_20_Link"><text:span text:style-name="T3">https://gyazo.com/adbf346a78de3966ccb688af473dae45</text:span></text:a><text:span text:style-name="T6"><text:line-break/><text:line-break/>Buttons: </text:span><text:span text:style-name="T7">Marketing Services</text:span><text:span text:style-name="T6"> | </text:span><text:span text:style-name="T7">About Us</text:span><text:span text:style-name="T6"> | </text:span><text:span text:style-name="T7">Blog</text:span><text:span text:style-name="T6"> | </text:span><text:span text:style-name="T7">Contact Us</text:span><text:span text:style-name="T6"> | </text:span><text:span text:style-name="T7">Get a Proposal</text:span><text:span text:style-name="T6"> highlighted - Redirect the visitors to a new landing page that will look like a standard contact form. On this page if possible include dropdown menus so they can choose a specific service and submit Full name, Email Address, Website URL, Custom Message Field+Description of what the customer can get.<text:line-break/>Ex contact form:</text:span><text:a xlink:type="simple" xlink:href="https://gyazo.com/331d2103833b67e8f03ced3e1b6d6714" text:style-name="Internet_20_link" text:visited-style-name="Visited_20_Internet_20_Link"><text:span text:style-name="T3">https://gyazo.com/331d2103833b67e8f03ced3e1b6d6714</text:span></text:a><text:span text:style-name="T1"><text:line-break/></text:span>Ex full contact page: <text:a xlink:type="simple" xlink:href="https://gyazo.com/bb5b291f8184ab711404648abe7b2f11" text:style-name="Internet_20_link" text:visited-style-name="Visited_20_Internet_20_Link"><text:span text:style-name="T4">https://gyazo.com/bb5b291f8184ab711404648abe7b2f11</text:span></text:a></text:p>
      <text:p text:style-name="P1"><text:span text:style-name="T1"><text:line-break/></text:span><text:span text:style-name="T5">Main Picture + Punchline<text:line-break/></text:span><text:span text:style-name="T6">Example: </text:span><text:a xlink:type="simple" xlink:href="https://gyazo.com/c8ff6677b02b2670b5d323f1ec1495e6" text:style-name="Internet_20_link" text:visited-style-name="Visited_20_Internet_20_Link"><text:span text:style-name="T3">https://gyazo.com/c8ff6677b02b2670b5d323f1ec1495e6</text:span></text:a><text:span text:style-name="T6"><text:line-break/>Features: Main Punchline (CAPS) + Method of work (smaller words) + Get in touch. <text:line-break/>Ex: </text:span><text:a xlink:type="simple" xlink:href="https://gyazo.com/b3899f07cf2607b332b836c0c62e1908" text:style-name="Internet_20_link" text:visited-style-name="Visited_20_Internet_20_Link"><text:span text:style-name="T3">https://gyazo.com/b3899f07cf2607b332b836c0c62e1908</text:span></text:a><text:span text:style-name="T6"><text:line-break/>Skip this: </text:span><text:a xlink:type="simple" xlink:href="https://gyazo.com/4d0d14467ec72c6265c8232448aa52b9" text:style-name="Internet_20_link" text:visited-style-name="Visited_20_Internet_20_Link"><text:span text:style-name="T3">https://gyazo.com/4d0d14467ec72c6265c8232448aa52b9</text:span></text:a></text:p>
      <text:p text:style-name="P1"><text:span text:style-name="T6"><text:line-break/></text:span><text:span text:style-name="T5">What we do</text:span><text:span text:style-name="T1"><text:line-break/></text:span><text:span text:style-name="T6">Ex: </text:span><text:a xlink:type="simple" xlink:href="https://gyazo.com/1a19f6bf7863c098785428074811014d" text:style-name="Internet_20_link" text:visited-style-name="Visited_20_Internet_20_Link"><text:span text:style-name="T3">https://gyazo.com/1a19f6bf7863c098785428074811014d</text:span></text:a><text:span text:style-name="T6"><text:line-break/>Functionality: We will write a short description about what we do.<text:line-break/>Feature: Add “Let’s Talk” button right below the services that will redirect to a contact form<text:line-break/>Ex: </text:span><text:a xlink:type="simple" xlink:href="https://gyazo.com/b30170f02b04660b4753049f7de736b7" text:style-name="Internet_20_link" text:visited-style-name="Visited_20_Internet_20_Link"><text:span text:style-name="T3">https://gyazo.com/b30170f02b04660b4753049f7de736b7</text:span></text:a><text:span text:style-name="T6"><text:line-break/><text:line-break/></text:span><text:span text:style-name="T5">Services <text:line-break/></text:span><text:span text:style-name="T6">Number of services:</text:span><text:span text:style-name="T5"> </text:span><text:span text:style-name="T6">6 - Expert Roundups, Guest Post &amp; Podcast Participation, Product Review, Link Building, Content Promotion, Consulting.<text:line-break/>Ex: </text:span><text:a xlink:type="simple" xlink:href="https://gyazo.com/09891ee49592252a4000308b42e0a353" text:style-name="Internet_20_link" text:visited-style-name="Visited_20_Internet_20_Link"><text:span text:style-name="T3">https://gyazo.com/09891ee49592252a4000308b42e0a353 </text:span></text:a><text:span text:style-name="T6"><text:line-break/>Navigate to services on the home page: </text:span><text:a xlink:type="simple" xlink:href="https://www.someconnect.com/" text:style-name="Internet_20_link" text:visited-style-name="Visited_20_Internet_20_Link"><text:span text:style-name="T3">https://www.someconnect.com/</text:span></text:a><text:span text:style-name="T6"><text:line-break/>Functionality: Every service will have its own landing page with a detailed description + custom drawing + contact form. <text:s text:c="34"/><text:line-break/><text:line-break/></text:span><text:span text:style-name="T5">Contact Form - Finish here</text:span><text:span text:style-name="T6"><text:line-break/>Ex: </text:span><text:a xlink:type="simple" xlink:href="https://gyazo.com/f81afc8b73a8b92b8c53dd57a40b2334" text:style-name="Internet_20_link" text:visited-style-name="Visited_20_Internet_20_Link"><text:span text:style-name="T3">https://gyazo.com/f81afc8b73a8b92b8c53dd57a40b2334</text:span></text:a><text:span text:style-name="T6"><text:line-break/>Features: Email+FB+Instagram and Twitter icons<text:line-break/><text:line-break/></text:span><text:span text:style-name="T1">Marketing Services Structure - First Button on the top bar<text:line-break/></text:span><text:span text:style-name="T6">Number of services:</text:span><text:span text:style-name="T5"> </text:span><text:span text:style-name="T6">6 - Expert Roundups, Guest Post &amp; Podcast Participation, Product Review, Link Building, Content Promotion, Consulting.</text:span><text:span text:style-name="T1"><text:line-break/></text:span><text:span text:style-name="T6">When someone clicks on the services button, it should redirect them below to the services bar on the home page: </text:span></text:p>
      <text:p text:style-name="P1"><text:span text:style-name="T6">Ex: </text:span><text:a xlink:type="simple" xlink:href="https://gyazo.com/09891ee49592252a4000308b42e0a353" text:style-name="Internet_20_link" text:visited-style-name="Visited_20_Internet_20_Link"><text:span text:style-name="T3">https://gyazo.com/09891ee49592252a4000308b42e0a353 </text:span></text:a></text:p>
      <text:p text:style-name="P2"/>
      <text:p text:style-name="P2"/>
      <text:p text:style-name="P1"><text:span text:style-name="T1">About Us Structure - Second Button on the top bar </text:span></text:p>
      <text:p text:style-name="P1"><text:span text:style-name="T6">Functionality: Short mutual about us description. Below the descriptions should be three circle pictures and description below for every individual + professional emails.<text:line-break/>Ex: </text:span><text:a xlink:type="simple" xlink:href="https://imgur.com/a/O9ViD" text:style-name="Internet_20_link" text:visited-style-name="Visited_20_Internet_20_Link"><text:span text:style-name="T3">https://imgur.com/a/O9ViD</text:span></text:a><text:span text:style-name="T6"><text:line-break/><text:line-break/></text:span><text:span text:style-name="T1">Blog Structure - Third Button on the top bar<text:line-break/></text:span><text:span text:style-name="T6">Functionality: Simple, the focus should be on the bold title. Check this example: </text:span><text:a xlink:type="simple" xlink:href="https://neilpatel.com/blog/" text:style-name="Internet_20_link" text:visited-style-name="Visited_20_Internet_20_Link"><text:span text:style-name="T3">https://neilpatel.com/blog/</text:span></text:a><text:span text:style-name="T6"><text:line-break/></text:span></text:p>
      <text:p text:style-name="P1"><text:span text:style-name="T1">Contact us Structure - Fourth Button on the top bar<text:line-break/></text:span><text:span text:style-name="T6">Example: </text:span><text:a xlink:type="simple" xlink:href="https://gyazo.com/8777ca8dbbea6c76dd72b6a56f526fbf" text:style-name="Internet_20_link" text:visited-style-name="Visited_20_Internet_20_Link"><text:span text:style-name="T3">https://gyazo.com/8777ca8dbbea6c76dd72b6a56f526fbf</text:span></text:a></text:p>
      <text:p text:style-name="P1"><text:span text:style-name="T6">Functionality: When someone clicks on the contact us button, it should take the visitors down to the contact us page on the home page.<text:line-break/>Features: Email+FB+Instagram and Twitter icons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373" meta:character-count="2981" meta:non-whitespace-character-count="2564"/>
    <meta:generator>LibreOfficeDev/5.1.0.3$Linux_X86_64 LibreOffice_project/</meta:generator>
  </office:meta>
</office:document-meta>
</file>